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8pt" fo:font-style="italic" officeooo:paragraph-rsid="001a4c7d" style:font-size-asian="8pt" style:font-style-asian="italic" style:font-size-complex="8pt" style:font-style-complex="italic"/>
    </style:style>
    <style:style style:name="P2" style:family="paragraph" style:parent-style-name="Standard">
      <style:text-properties style:font-name="sans-serif" fo:font-size="11.25pt"/>
    </style:style>
    <style:style style:name="P3" style:family="paragraph" style:parent-style-name="Standard">
      <style:text-properties style:font-name="sans-serif" fo:font-size="13.5pt"/>
    </style:style>
    <style:style style:name="P4" style:family="paragraph" style:parent-style-name="Standard">
      <style:paragraph-properties fo:text-align="center" style:justify-single-word="false"/>
      <style:text-properties style:font-name="sans-serif" fo:font-size="13.5pt" fo:font-weight="bold" style:font-weight-asian="bold" style:font-weight-complex="bold"/>
    </style:style>
    <style:style style:name="P5" style:family="paragraph" style:parent-style-name="Standard">
      <style:text-properties style:font-name="sans-serif" fo:font-size="10pt" style:font-size-asian="10pt" style:font-size-complex="10pt"/>
    </style:style>
    <style:style style:name="P6" style:family="paragraph" style:parent-style-name="Standard">
      <style:text-properties style:font-name="sans-serif" fo:font-size="10pt" officeooo:paragraph-rsid="001a333e" style:font-size-asian="10pt" style:font-size-complex="10pt"/>
    </style:style>
    <style:style style:name="P7" style:family="paragraph" style:parent-style-name="Standard">
      <style:text-properties style:font-name="sans-serif" fo:font-size="13.5pt" fo:font-weight="normal" officeooo:rsid="001ae300" officeooo:paragraph-rsid="001ae300" style:font-weight-asian="normal" style:font-weight-complex="normal"/>
    </style:style>
    <style:style style:name="P8" style:family="paragraph" style:parent-style-name="Standard">
      <style:text-properties style:font-name="sans-serif" fo:font-size="13.5pt" fo:font-weight="normal" officeooo:rsid="001ae300" officeooo:paragraph-rsid="001cb3ad" style:font-weight-asian="normal" style:font-weight-complex="normal"/>
    </style:style>
    <style:style style:name="P9" style:family="paragraph" style:parent-style-name="Standard">
      <style:text-properties style:font-name="sans-serif" fo:font-size="13.5pt" fo:font-weight="normal" officeooo:rsid="001ae300" officeooo:paragraph-rsid="001cca4d" style:font-weight-asian="normal" style:font-weight-complex="normal"/>
    </style:style>
    <style:style style:name="P10" style:family="paragraph" style:parent-style-name="Standard">
      <style:text-properties style:font-name="sans-serif" fo:font-size="13.5pt" officeooo:paragraph-rsid="001ae300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Text_20_body">
      <style:text-properties officeooo:paragraph-rsid="001f4cb5"/>
    </style:style>
    <style:style style:name="P13" style:family="paragraph" style:parent-style-name="Text_20_body">
      <style:text-properties officeooo:paragraph-rsid="00227cc4"/>
    </style:style>
    <style:style style:name="T1" style:family="text">
      <style:text-properties officeooo:rsid="001a333e"/>
    </style:style>
    <style:style style:name="T2" style:family="text">
      <style:text-properties fo:font-weight="bold" officeooo:rsid="001a333e" style:font-weight-asian="bold" style:font-weight-complex="bold"/>
    </style:style>
    <style:style style:name="T3" style:family="text">
      <style:text-properties fo:font-weight="bold" officeooo:rsid="001ae300" style:font-weight-asian="bold" style:font-weight-complex="bold"/>
    </style:style>
    <style:style style:name="T4" style:family="text">
      <style:text-properties fo:font-weight="normal" officeooo:rsid="001d1826" style:font-weight-asian="normal" style:font-weight-complex="normal"/>
    </style:style>
    <style:style style:name="T5" style:family="text">
      <style:text-properties fo:font-weight="normal" officeooo:rsid="001dc9f3" style:font-weight-asian="normal" style:font-weight-complex="normal"/>
    </style:style>
    <style:style style:name="T6" style:family="text">
      <style:text-properties fo:font-weight="normal" officeooo:rsid="001f4cb5" style:font-weight-asian="normal" style:font-weight-complex="normal"/>
    </style:style>
    <style:style style:name="T7" style:family="text">
      <style:text-properties fo:font-weight="normal" officeooo:rsid="0020e37a" style:font-weight-asian="normal" style:font-weight-complex="normal"/>
    </style:style>
    <style:style style:name="T8" style:family="text">
      <style:text-properties fo:font-weight="normal" officeooo:rsid="00227cc4" style:font-weight-asian="normal" style:font-weight-complex="normal"/>
    </style:style>
    <style:style style:name="T9" style:family="text">
      <style:text-properties fo:font-weight="normal" officeooo:rsid="0023a33e" style:font-weight-asian="normal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1ae8ca" style:font-size-asian="10pt" style:font-size-complex="10pt"/>
    </style:style>
    <style:style style:name="T12" style:family="text">
      <style:text-properties fo:font-size="10pt" fo:font-weight="normal" officeooo:rsid="001a4c7d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1ae8ca" style:font-size-asian="10pt" style:font-weight-asian="normal" style:font-size-complex="10pt" style:font-weight-complex="normal"/>
    </style:style>
    <style:style style:name="T14" style:family="text">
      <style:text-properties fo:font-size="10pt" fo:font-weight="normal" officeooo:rsid="001cb3ad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01cca4d" style:font-size-asian="10pt" style:font-weight-asian="normal" style:font-size-complex="10pt" style:font-weight-complex="normal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officeooo:rsid="001ae300" style:font-size-asian="10pt" style:font-weight-asian="bold" style:font-size-complex="10pt" style:font-weight-complex="bold"/>
    </style:style>
    <style:style style:name="T18" style:family="text">
      <style:text-properties officeooo:rsid="001ae300"/>
    </style:style>
    <style:style style:name="T19" style:family="text">
      <style:text-properties fo:font-style="italic" fo:font-weight="normal" officeooo:rsid="001dc9f3" style:font-style-asian="italic" style:font-weight-asian="normal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4">ANTEPROYECTO PARA SOLICITAR LA REALIZACIÓN DEL MÓDULO PROYECTO</text:p>
      <text:p text:style-name="P3"/>
      <text:p text:style-name="P5">Nombre del proyecto: <text:span text:style-name="T2">Centralita </text:span><text:span text:style-name="T3">VoIP</text:span><text:span text:style-name="T2"> con Asterisk - FreePBX</text:span></text:p>
      <text:p text:style-name="P6">Alumno: <text:span text:style-name="T2">Kevin Hernández García</text:span></text:p>
      <text:p text:style-name="P5">Curso: <text:span text:style-name="T2">2º ASIR</text:span></text:p>
      <text:p text:style-name="P10"><text:span text:style-name="T10">Tutor: </text:span><text:span text:style-name="Strong_20_Emphasis"><text:span text:style-name="T17">María Luz Lorenzo García, Carlos Manescau López</text:span></text:span></text:p>
      <text:p text:style-name="P11"/>
      <text:h text:style-name="Heading_20_3" text:outline-level="3"><text:span text:style-name="Strong_20_Emphasis">Objetivos</text:span></text:h>
      <text:p text:style-name="P9"><text:span text:style-name="Strong_20_Emphasis"><text:span text:style-name="T12"><text:tab/></text:span></text:span></text:p>
      <text:p text:style-name="P9"><text:span text:style-name="Strong_20_Emphasis"><text:span text:style-name="T12"><text:tab/></text:span></text:span><text:span text:style-name="Strong_20_Emphasis"><text:span text:style-name="T13">El objetivo del proyecto es implementar un servidor de VoIP </text:span></text:span><text:span text:style-name="Strong_20_Emphasis"><text:span text:style-name="T14">en la empresa Trivalle S.L..</text:span></text:span></text:p>
      <text:p text:style-name="P8"><text:span text:style-name="Strong_20_Emphasis"><text:span text:style-name="T14">Esto consistirá principalmente </text:span></text:span><text:span text:style-name="Strong_20_Emphasis"><text:span text:style-name="T15">en crear una máquina virtual dentro del servidor de la empresa con FreePBX, un cliente web y distro de asterisk, y ofrecer llamadas VoIP como solución de comunicación interna.</text:span></text:span></text:p>
      <text:p text:style-name="P7"><text:span text:style-name="Strong_20_Emphasis"><text:span text:style-name="T12"/></text:span></text:p>
      <text:p text:style-name="P7"><text:span text:style-name="Strong_20_Emphasis"><text:span text:style-name="T12"/></text:span></text:p>
      <text:h text:style-name="Heading_20_3" text:outline-level="3"><text:span text:style-name="Strong_20_Emphasis">Prean</text:span><text:span text:style-name="Strong_20_Emphasis"><text:span text:style-name="T18">á</text:span></text:span><text:span text:style-name="Strong_20_Emphasis">lisis de lo existente</text:span></text:h>
      <text:p text:style-name="Text_20_body"><text:span text:style-name="Strong_20_Emphasis"><text:tab/></text:span><text:span text:style-name="Strong_20_Emphasis"><text:span text:style-name="T4">No tengo la certeza de lo que esta utilizando la empresa en este momento para las llamadas </text:span></text:span><text:span text:style-name="Strong_20_Emphasis"><text:span text:style-name="T5">telefónicas</text:span></text:span><text:span text:style-name="Strong_20_Emphasis"><text:span text:style-name="T4">, pero cabe la posibilidad de qu</text:span></text:span><text:span text:style-name="Strong_20_Emphasis"><text:span text:style-name="T5">e</text:span></text:span><text:span text:style-name="Strong_20_Emphasis"><text:span text:style-name="T4"> no utilicen ningún sistema interno, </text:span></text:span><text:span text:style-name="Strong_20_Emphasis"><text:span text:style-name="T5">y para comunicarse utilicen llamadas por </text:span></text:span><text:span text:style-name="Strong_20_Emphasis"><text:span text:style-name="T19">Whatsapp</text:span></text:span><text:span text:style-name="Strong_20_Emphasis"><text:span text:style-name="T5"> o a través de su compañía telefónicas. Esto sustituiría las lineas externas.</text:span></text:span><text:span text:style-name="Strong_20_Emphasis"><text:span text:style-name="T4"> </text:span></text:span></text:p>
      <text:p text:style-name="P12"><text:span text:style-name="Strong_20_Emphasis"><text:span text:style-name="T6">El sistema operativo a utilizar y que sustituirá al antiguo servicio de llamadas será </text:span></text:span><text:span text:style-name="Strong_20_Emphasis"><text:span text:style-name="T7">la </text:span></text:span><text:span text:style-name="Strong_20_Emphasis"><text:span text:style-name="T6">distribución </text:span></text:span><text:span text:style-name="Strong_20_Emphasis"><text:span text:style-name="T7">FreePBX v14</text:span></text:span><text:span text:style-name="Strong_20_Emphasis"><text:span text:style-name="T6"> basada en </text:span></text:span><text:span text:style-name="Strong_20_Emphasis"><text:span text:style-name="T7">CentOS.</text:span></text:span></text:p>
      <text:p text:style-name="P12"><text:span text:style-name="Strong_20_Emphasis"><text:span text:style-name="T7"/></text:span></text:p>
      <text:h text:style-name="Heading_20_3" text:outline-level="3"><text:span text:style-name="Strong_20_Emphasis">Preanálisis del sistema</text:span></text:h>
      <text:p text:style-name="P13"><text:span text:style-name="Strong_20_Emphasis"><text:tab/></text:span><text:span text:style-name="Strong_20_Emphasis"><text:span text:style-name="T8">El trabajo se realizará sobre un servidor propio de la empresa, como todavía no tengo la certeza de si existen en la empresa pues necesitaría </text:span></text:span><text:span text:style-name="Strong_20_Emphasis"><text:span text:style-name="T9">por lo menos un servidor</text:span></text:span><text:span text:style-name="Strong_20_Emphasis"><text:span text:style-name="T8">, </text:span></text:span><text:span text:style-name="Strong_20_Emphasis"><text:span text:style-name="T9">y preferentemente de la marca Dell, recomendada para la distribución elegida.</text:span></text:span><text:span text:style-name="Strong_20_Emphasis"><text:span text:style-name="T8"> <text:s/></text:span></text:span></text:p>
      <text:h text:style-name="Heading_20_3" text:outline-level="3"><text:span text:style-name="Strong_20_Emphasis">Prediseño del sistema</text:span></text:h>
      <text:p text:style-name="Text_20_body"><text:span text:style-name="Strong_20_Emphasis"/></text:p>
      <text:h text:style-name="Heading_20_3" text:outline-level="3"><text:span text:style-name="Strong_20_Emphasis">Estimación de costes</text:span></text:h>
      <text:p text:style-name="P7"><text:span text:style-name="Strong_20_Emphasis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sans-serif" fo:font-size="8pt" fo:font-style="italic" officeooo:paragraph-rsid="001a4c7d" style:font-size-asian="8pt" style:font-style-asian="italic" style:font-size-complex="8pt" style:font-style-complex="italic"/>
    </style:style>
    <style:style style:name="MT1" style:family="text">
      <style:text-properties officeooo:rsid="001a333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I</text:span>.E.S. Puerto de la Cruz <text:s text:c="59"/>C.F.G.S. Administración de Sistemas Informáticos y en Re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09:31:38.775928797</meta:creation-date>
    <dc:date>2018-03-14T13:25:01.588599484</dc:date>
    <meta:editing-duration>PT38M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216" meta:character-count="1435" meta:non-whitespace-character-count="1169"/>
  </office:meta>
</office:document-meta>
</file>